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39mm"/>
    </style:style>
    <style:style style:name="co2" style:family="table-column">
      <style:table-column-properties fo:break-before="auto" style:column-width="41.26mm"/>
    </style:style>
    <style:style style:name="co3" style:family="table-column">
      <style:table-column-properties fo:break-before="auto" style:column-width="45.91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0.43mm"/>
    </style:style>
    <style:style style:name="co8" style:family="table-column">
      <style:table-column-properties fo:break-before="auto" style:column-width="37.43mm"/>
    </style:style>
    <style:style style:name="co9" style:family="table-column">
      <style:table-column-properties fo:break-before="auto" style:column-width="39.12mm"/>
    </style:style>
    <style:style style:name="co10" style:family="table-column">
      <style:table-column-properties fo:break-before="auto" style:column-width="34.38mm"/>
    </style:style>
    <style:style style:name="co11" style:family="table-column">
      <style:table-column-properties fo:break-before="auto" style:column-width="34.8mm"/>
    </style:style>
    <style:style style:name="co12" style:family="table-column">
      <style:table-column-properties fo:break-before="auto" style:column-width="8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polski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jewództwo</text:p>
          </table:table-cell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Rodzaj powiatu</text:p>
          </table:table-cell>
          <table:table-cell table:style-name="ce1" office:value-type="string" calcext:value-type="string">
            <text:p>Miasto</text:p>
          </table:table-cell>
          <table:table-cell table:style-name="ce1" office:value-type="string" calcext:value-type="string">
            <text:p>Gmina</text:p>
          </table:table-cell>
          <table:table-cell table:style-name="ce1" office:value-type="string" calcext:value-type="string">
            <text:p>Siedziba</text:p>
          </table:table-cell>
          <table:table-cell table:style-name="ce1" office:value-type="string" calcext:value-type="string">
            <text:p>Rodzaj gminy</text:p>
          </table:table-cell>
          <table:table-cell table:style-name="ce1" office:value-type="string" calcext:value-type="string">
            <text:p>Sołectwo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/>
          <table:table-cell office:value-type="string" calcext:value-type="string">
            <text:p>Brze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/>
          <table:table-cell office:value-type="string" calcext:value-type="string">
            <text:p>Grodk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/>
          <table:table-cell office:value-type="string" calcext:value-type="string">
            <text:p>Lewin Brze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Brzeg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ąk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ogdan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ałązczy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ier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łębocko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noj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ola Grodkowsk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Jasz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Jeszkotl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Jędrzej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obiel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olnic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op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Lipow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Lubcz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Mikołajow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Młodosz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Nowa Wieś Mał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Osiek Grodkows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ola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rzylesie Doln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Rog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tar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ulisła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trzeg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Tarnów Grodkows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erzb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erzbnik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ęcmierzy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ojnowicz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ojsła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ójt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Zielonk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Żar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Grodk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Żelazna 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ork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uszy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łażej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Chróści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olcz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Jasio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antor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Leśniczówk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Łosi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Mikolin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Nowa Wieś Mał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Oldrzysz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rzecz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tak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Róży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arny Mał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trzelni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trosz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korogoszcz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ewin Brzeski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ron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łot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oruc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zepiel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Dobrzyń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arb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ścierzy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ubicz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ubsz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ąkoszy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ichał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yśliborzy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Nowe Koln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Nowy Świat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iast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isarz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Racisz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Rogal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Roszk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Szydł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Śmiech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Lubsz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Tarnowiec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zeska Wieś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iersz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Jankowice Wielk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Jan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rzyż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ichał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Obór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Olszank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ogorzel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Olszank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rzyles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ierz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rzezi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pan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ruszyna 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ip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Łukowice Brzesk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ałuj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awł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ęp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rędocin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Skarbimierz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Skarbimierz Osiedl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Zielęc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Zwan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brzeski</text:p>
          </table:table-cell>
          <table:table-cell table:number-columns-repeated="2"/>
          <table:table-cell office:value-type="string" calcext:value-type="string">
            <text:p>Skarbimierz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Żłobiz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/>
          <table:table-cell office:value-type="string" calcext:value-type="string">
            <text:p>Babor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/>
          <table:table-cell office:value-type="string" calcext:value-type="string">
            <text:p>Głubczy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/>
          <table:table-cell office:value-type="string" calcext:value-type="string">
            <text:p>Kietr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 table:number-columns-repeated="2"/>
          <table:table-cell office:value-type="string" calcext:value-type="string">
            <text:p>Baborów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 table:number-columns-repeated="2"/>
          <table:table-cell office:value-type="string" calcext:value-type="string">
            <text:p>Głubczyc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 table:number-columns-repeated="2"/>
          <table:table-cell office:value-type="string" calcext:value-type="string">
            <text:p>Kietrz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głubczycki</text:p>
          </table:table-cell>
          <table:table-cell table:number-columns-repeated="2"/>
          <table:table-cell office:value-type="string" calcext:value-type="string">
            <text:p>Bran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/>
          <table:table-cell office:value-type="string" calcext:value-type="string">
            <text:p>Kędzierzyn-Koź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 table:number-columns-repeated="2"/>
          <table:table-cell office:value-type="string" calcext:value-type="string">
            <text:p>Kędzierzyn-Koźle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 table:number-columns-repeated="2"/>
          <table:table-cell office:value-type="string" calcext:value-type="string">
            <text:p>Bierawa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 table:number-columns-repeated="2"/>
          <table:table-cell office:value-type="string" calcext:value-type="string">
            <text:p>Cisek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 table:number-columns-repeated="2"/>
          <table:table-cell office:value-type="string" calcext:value-type="string">
            <text:p>Pawłowiczki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 table:number-columns-repeated="2"/>
          <table:table-cell office:value-type="string" calcext:value-type="string">
            <text:p>Polska Cerekiew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ędzierzyńsko-kozielski</text:p>
          </table:table-cell>
          <table:table-cell table:number-columns-repeated="2"/>
          <table:table-cell office:value-type="string" calcext:value-type="string">
            <text:p>Reńska Wieś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/>
          <table:table-cell office:value-type="string" calcext:value-type="string">
            <text:p>Byczy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/>
          <table:table-cell office:value-type="string" calcext:value-type="string">
            <text:p>Kluczbo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/>
          <table:table-cell office:value-type="string" calcext:value-type="string">
            <text:p>Wołcz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Byczyna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Kluczbork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run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rynic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rzezink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table:style-name="ce8" office:value-type="string" calcext:value-type="string">
            <text:p>Duczów Wielki i Mał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Gierałc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omorzno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rzywiczyn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Ligota Wołczyńsk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Markotów Duż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Markotów Mał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Rożn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kałągi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Świniary Mał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Świniary Wielk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zum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Szymonków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ąs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erzbica Dol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erzbica Górn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Wołczyn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erzch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hocian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hudob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iark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ron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Jasien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askowic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asowice Mał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asowice Wielkie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Oś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Szumirad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Trzebiszyn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Tuły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luczborski</text:p>
          </table:table-cell>
          <table:table-cell table:number-columns-repeated="2"/>
          <table:table-cell office:value-type="string" calcext:value-type="string">
            <text:p>Lasowice Wielk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Wędrynia</text:p>
          </table:table-cell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/>
          <table:table-cell office:value-type="string" calcext:value-type="string">
            <text:p>Gogo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/>
          <table:table-cell office:value-type="string" calcext:value-type="string">
            <text:p>Krapk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/>
          <table:table-cell office:value-type="string" calcext:value-type="string">
            <text:p>Zdziesz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 table:number-columns-repeated="2"/>
          <table:table-cell office:value-type="string" calcext:value-type="string">
            <text:p>Gogolin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 table:number-columns-repeated="2"/>
          <table:table-cell office:value-type="string" calcext:value-type="string">
            <text:p>Krapkowic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 table:number-columns-repeated="2"/>
          <table:table-cell office:value-type="string" calcext:value-type="string">
            <text:p>Zdzieszowic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 table:number-columns-repeated="2"/>
          <table:table-cell office:value-type="string" calcext:value-type="string">
            <text:p>Strzelecz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krapkowicki</text:p>
          </table:table-cell>
          <table:table-cell table:number-columns-repeated="2"/>
          <table:table-cell office:value-type="string" calcext:value-type="string">
            <text:p>Wal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amysłowski</text:p>
          </table:table-cell>
          <table:table-cell/>
          <table:table-cell office:value-type="string" calcext:value-type="string">
            <text:p>Namysł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amysłowski</text:p>
          </table:table-cell>
          <table:table-cell table:number-columns-repeated="2"/>
          <table:table-cell office:value-type="string" calcext:value-type="string">
            <text:p>Namysłów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amysłowski</text:p>
          </table:table-cell>
          <table:table-cell table:number-columns-repeated="2"/>
          <table:table-cell office:value-type="string" calcext:value-type="string">
            <text:p>Domasz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amysłowski</text:p>
          </table:table-cell>
          <table:table-cell table:number-columns-repeated="2"/>
          <table:table-cell office:value-type="string" calcext:value-type="string">
            <text:p>Pokój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amysłowski</text:p>
          </table:table-cell>
          <table:table-cell table:number-columns-repeated="2"/>
          <table:table-cell office:value-type="string" calcext:value-type="string">
            <text:p>Świerczów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amysłowski</text:p>
          </table:table-cell>
          <table:table-cell table:number-columns-repeated="2"/>
          <table:table-cell office:value-type="string" calcext:value-type="string">
            <text:p>Wilków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/>
          <table:table-cell office:value-type="string" calcext:value-type="string">
            <text:p>Głuchołaz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/>
          <table:table-cell office:value-type="string" calcext:value-type="string">
            <text:p>Korfant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/>
          <table:table-cell office:value-type="string" calcext:value-type="string">
            <text:p>Ny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/>
          <table:table-cell office:value-type="string" calcext:value-type="string">
            <text:p>Otmuch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/>
          <table:table-cell office:value-type="string" calcext:value-type="string">
            <text:p>Paczk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Głuchołazy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Korfantów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Nysa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Otmuchów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Paczków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Kamiennik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Łambin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Pakosła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nyski</text:p>
          </table:table-cell>
          <table:table-cell table:number-columns-repeated="2"/>
          <table:table-cell office:value-type="string" calcext:value-type="string">
            <text:p>Skoroszy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/>
          <table:table-cell office:value-type="string" calcext:value-type="string">
            <text:p>Dobrodz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/>
          <table:table-cell office:value-type="string" calcext:value-type="string">
            <text:p>Gorzów Ślą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/>
          <table:table-cell office:value-type="string" calcext:value-type="string">
            <text:p>Oles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/>
          <table:table-cell office:value-type="string" calcext:value-type="string">
            <text:p>Prasz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Dobrodzień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Gorzów Śląski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Olesno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Praszka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Radłów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Rudniki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leski</text:p>
          </table:table-cell>
          <table:table-cell table:number-columns-repeated="2"/>
          <table:table-cell office:value-type="string" calcext:value-type="string">
            <text:p>Zęb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/>
          <table:table-cell office:value-type="string" calcext:value-type="string">
            <text:p>Niemod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/>
          <table:table-cell office:value-type="string" calcext:value-type="string">
            <text:p>Ozim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/>
          <table:table-cell office:value-type="string" calcext:value-type="string">
            <text:p>Prószk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/>
          <table:table-cell office:value-type="string" calcext:value-type="string">
            <text:p>Tuł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Niemodlin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Ozimek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Prószków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Tułowic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Chrząst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Dąbrowa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Dobrzeń Wielki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Komprachc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Łubniany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Murów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Popielów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Tarnów Opolski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opolski</text:p>
          </table:table-cell>
          <table:table-cell table:number-columns-repeated="2"/>
          <table:table-cell office:value-type="string" calcext:value-type="string">
            <text:p>Turawa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/>
          <table:table-cell office:value-type="string" calcext:value-type="string">
            <text:p>Biał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/>
          <table:table-cell office:value-type="string" calcext:value-type="string">
            <text:p>Głogów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/>
          <table:table-cell office:value-type="string" calcext:value-type="string">
            <text:p>Prudni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 table:number-columns-repeated="2"/>
          <table:table-cell office:value-type="string" calcext:value-type="string">
            <text:p>Biała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 table:number-columns-repeated="2"/>
          <table:table-cell office:value-type="string" calcext:value-type="string">
            <text:p>Głogówek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 table:number-columns-repeated="2"/>
          <table:table-cell office:value-type="string" calcext:value-type="string">
            <text:p>Prudnik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prudnicki</text:p>
          </table:table-cell>
          <table:table-cell table:number-columns-repeated="2"/>
          <table:table-cell office:value-type="string" calcext:value-type="string">
            <text:p>Lubrza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/>
          <table:table-cell office:value-type="string" calcext:value-type="string">
            <text:p>Kolonowsk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/>
          <table:table-cell office:value-type="string" calcext:value-type="string">
            <text:p>Leś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/>
          <table:table-cell office:value-type="string" calcext:value-type="string">
            <text:p>Strzelce Opolsk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/>
          <table:table-cell office:value-type="string" calcext:value-type="string">
            <text:p>Ujaz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/>
          <table:table-cell office:value-type="string" calcext:value-type="string">
            <text:p>Zawadzk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Kolonowski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Leśnica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Strzelce Opolski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Ujazd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Zawadzki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Izbicko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opolskie</text:p>
          </table:table-cell>
          <table:table-cell office:value-type="string" calcext:value-type="string">
            <text:p>strzelecki</text:p>
          </table:table-cell>
          <table:table-cell table:number-columns-repeated="2"/>
          <table:table-cell office:value-type="string" calcext:value-type="string">
            <text:p>Jemielnica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</table:table>
      <table:table table:name="śląskie" table:style-name="ta1">
        <office:forms form:automatic-focus="false" form:apply-design-mode="false"/>
        <table:table-column table:style-name="co5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Województwo</text:p>
          </table:table-cell>
          <table:table-cell table:style-name="ce1" office:value-type="string" calcext:value-type="string">
            <text:p>Powiat</text:p>
          </table:table-cell>
          <table:table-cell table:style-name="ce1" office:value-type="string" calcext:value-type="string">
            <text:p>Rodzaj powiatu</text:p>
          </table:table-cell>
          <table:table-cell table:style-name="ce1" office:value-type="string" calcext:value-type="string">
            <text:p>Miasto</text:p>
          </table:table-cell>
          <table:table-cell table:style-name="ce1" office:value-type="string" calcext:value-type="string">
            <text:p>Gmina</text:p>
          </table:table-cell>
          <table:table-cell table:style-name="ce1" office:value-type="string" calcext:value-type="string">
            <text:p>Siedziba</text:p>
          </table:table-cell>
          <table:table-cell table:style-name="ce1" office:value-type="string" calcext:value-type="string">
            <text:p>Rodzaj gminy</text:p>
          </table:table-cell>
          <table:table-cell table:style-name="ce1" office:value-type="string" calcext:value-type="string">
            <text:p>Sołectwo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o-Biała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ytom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horzów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zęstochowa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Dąbrowa Górnicza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Gliwic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Jastrzębie-Zdrój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Jaworzno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Mysłowic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Piekary Śląski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Ruda Śląska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Rybnik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Siemianowice Śląski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Sosnowiec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Świętochłowic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Tychy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Zabrze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Żory</text:p>
          </table:table-cell>
          <table:table-cell office:value-type="string" calcext:value-type="string">
            <text:p>miasto na prawach powi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/>
          <table:table-cell office:value-type="string" calcext:value-type="string">
            <text:p>Będz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/>
          <table:table-cell office:value-type="string" calcext:value-type="string">
            <text:p>Czelad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/>
          <table:table-cell office:value-type="string" calcext:value-type="string">
            <text:p>Siewier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/>
          <table:table-cell office:value-type="string" calcext:value-type="string">
            <text:p>Sławk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/>
          <table:table-cell office:value-type="string" calcext:value-type="string">
            <text:p>Wojk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Będzin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Czeladź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Sławków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Wojkowice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Siewierz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Bobrowniki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Mierzęc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ędziński</text:p>
          </table:table-cell>
          <table:table-cell table:number-columns-repeated="2"/>
          <table:table-cell office:value-type="string" calcext:value-type="string">
            <text:p>Psary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/>
          <table:table-cell office:value-type="string" calcext:value-type="string">
            <text:p>Szczy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/>
          <table:table-cell office:value-type="string" calcext:value-type="string">
            <text:p>Czechowice-Dziedz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/>
          <table:table-cell office:value-type="string" calcext:value-type="string">
            <text:p>Wilam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Szczyrk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Czechowice-Dziedzic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Wilamowice</text:p>
          </table:table-cell>
          <table:table-cell/>
          <table:table-cell office:value-type="string" calcext:value-type="string">
            <text:p>miejsko-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Bestwina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Buczk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ielowicko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iery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rodziec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Iłownic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Jasienic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andek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Łazy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azańcow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iędzyrzecz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iędzyrzecz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Roztrop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Rudzic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Świętoszówk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sienic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Wieszczęt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Jaworz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Kozy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Wilk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lski</text:p>
          </table:table-cell>
          <table:table-cell table:number-columns-repeated="2"/>
          <table:table-cell office:value-type="string" calcext:value-type="string">
            <text:p>Wilkowice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/>
          <table:table-cell office:value-type="string" calcext:value-type="string">
            <text:p>Bieru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/>
          <table:table-cell office:value-type="string" calcext:value-type="string">
            <text:p>Imie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/>
          <table:table-cell office:value-type="string" calcext:value-type="string">
            <text:p>Lędzi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 table:number-columns-repeated="2"/>
          <table:table-cell office:value-type="string" calcext:value-type="string">
            <text:p>Bieruń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 table:number-columns-repeated="2"/>
          <table:table-cell office:value-type="string" calcext:value-type="string">
            <text:p>Imielin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 table:number-columns-repeated="2"/>
          <table:table-cell office:value-type="string" calcext:value-type="string">
            <text:p>Lędziny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 table:number-columns-repeated="2"/>
          <table:table-cell office:value-type="string" calcext:value-type="string">
            <text:p>Bojszowy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bieruńsko-lędziński</text:p>
          </table:table-cell>
          <table:table-cell table:number-columns-repeated="2"/>
          <table:table-cell office:value-type="string" calcext:value-type="string">
            <text:p>Chełm Śląski</text:p>
          </table:table-cell>
          <table:table-cell/>
          <table:table-cell office:value-type="string" calcext:value-type="string">
            <text:p>w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/>
          <table:table-cell office:value-type="string" calcext:value-type="string">
            <text:p>Cieszy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/>
          <table:table-cell office:value-type="string" calcext:value-type="string">
            <text:p>Skoczó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/>
          <table:table-cell office:value-type="string" calcext:value-type="string">
            <text:p>Strumie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/>
          <table:table-cell office:value-type="string" calcext:value-type="string">
            <text:p>Ustro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/>
          <table:table-cell office:value-type="string" calcext:value-type="string">
            <text:p>Wisł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Cieszyn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Ustroń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Wisła</text:p>
          </table:table-cell>
          <table:table-cell/>
          <table:table-cell office:value-type="string" calcext:value-type="string">
            <text:p>miejska</text:p>
          </table:table-cell>
          <table:table-cell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Ochaby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ogórz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ierściec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iczy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Harbutow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Międzyświeć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ślic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Kowal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ładn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koczów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Wilamow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trumień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Pruchn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trumień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Drogomyśl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trumień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Zabłoci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trumień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Bąk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Strumień</text:p>
          </table:table-cell>
          <table:table-cell/>
          <table:table-cell office:value-type="string" calcext:value-type="string">
            <text:p>miejsko-wiejska</text:p>
          </table:table-cell>
          <table:table-cell office:value-type="string" calcext:value-type="string">
            <text:p>Zbytk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Brenn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renn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Brenn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órki Wielki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Brenn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órki Mał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Chyb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hybi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Chyb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nich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Chyb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Zaborz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Chyb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Frelich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Chybi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Zarzecz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Dębowiec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Simoradz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Ogrodzon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Iskrzyczyn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stkow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umn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Dębowiec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Łączk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ażanow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Cisownic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Dzięgiel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Godzisz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table:style-name="ce8" office:value-type="string" calcext:value-type="string">
            <text:p>Goleszów Dolny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table:style-name="ce8" office:value-type="string" calcext:value-type="string">
            <text:p>Goleszów Górny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table:style-name="ce8" office:value-type="string" calcext:value-type="string">
            <text:p>Goleszów Równi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isiel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zakowi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Leszna Górn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Goleszów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uńc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Hażlach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Brzezówk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Hażlach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Hażlach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Hażlach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ńczyce Wielki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Hażlach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Pogwizd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Hażlach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Rudnik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Hażlach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Zamarski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Istebn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Istebn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Istebn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niaków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Istebna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Jaworzynka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Zebrzydowic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aczyc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Zebrzydowic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Kończyce Mał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Zebrzydowice</text:p>
          </table:table-cell>
          <table:table-cell/>
          <table:table-cell office:value-type="string" calcext:value-type="string">
            <text:p>wiejska</text:p>
          </table:table-cell>
          <table:table-cell office:value-type="string" calcext:value-type="string">
            <text:p>Marklowice Górn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Zebrzydowice</text:p>
          </table:table-cell>
          <table:table-cell/>
          <table:table-cell office:value-type="string" calcext:value-type="string">
            <text:p>wiejska</text:p>
          </table:table-cell>
          <table:table-cell table:style-name="ce8" office:value-type="string" calcext:value-type="string">
            <text:p>Zebrzydowice Doln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ieszyński</text:p>
          </table:table-cell>
          <table:table-cell table:number-columns-repeated="2"/>
          <table:table-cell office:value-type="string" calcext:value-type="string">
            <text:p>Zebrzydowice</text:p>
          </table:table-cell>
          <table:table-cell/>
          <table:table-cell office:value-type="string" calcext:value-type="string">
            <text:p>wiejska</text:p>
          </table:table-cell>
          <table:table-cell table:style-name="ce8" office:value-type="string" calcext:value-type="string">
            <text:p>Zebrzydowice Górne</text:p>
          </table:table-cell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częstochow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gliwic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kłobuc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lubliniec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mikołow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myszkow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pszczyń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racibor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rybnic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tarnogór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wodzisław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zawierciańsk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śląskie</text:p>
          </table:table-cell>
          <table:table-cell office:value-type="string" calcext:value-type="string">
            <text:p>żywiecki</text:p>
          </table:table-cell>
          <table:table-cell table:number-columns-repeated="6"/>
        </table:table-row>
      </table:table>
      <table:table table:name="dolnośląskie" table:style-name="ta1">
        <office:forms form:automatic-focus="false" form:apply-design-mode="false"/>
        <table:table-column table:style-name="co5" table:default-cell-style-name="Default"/>
        <table:table-row table:style-name="ro1">
          <table:table-cell/>
        </table:table-row>
      </table:table>
      <table:table table:name="roboczy" table:style-name="ta1">
        <table:table-column table:style-name="co12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brze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Brze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głubczy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Głubczyc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kędzierzyńsko-koziel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Kędzierzyn-Koź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kluczbor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Kluczbor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krapkowi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Krapkowic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namysłow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amysłów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ny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ole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Olesn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opol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Opol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prudni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rudni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owiat</text:p>
          </table:table-cell>
          <table:table-cell office:value-type="string" calcext:value-type="string">
            <text:p>strzele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Strzelce</text:p>
          </table:table-cell>
          <table:table-cell office:value-type="string" calcext:value-type="string">
            <text:p>Opolskie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będziń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Będzin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bielski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cieszyń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ieszyn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częstochow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Częstochowa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gliwi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Gliwic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kłobu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Kłobuck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lublinie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Lubliniec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mikołow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Mikołów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myszkow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Myszków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pszczyń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Pszczyna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racibor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Racibórz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rybni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Rybnik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tarnogór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Tarnowskie</text:p>
          </table:table-cell>
          <table:table-cell office:value-type="string" calcext:value-type="string">
            <text:p>Góry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wodzisław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Wodzisław</text:p>
          </table:table-cell>
          <table:table-cell office:value-type="string" calcext:value-type="string">
            <text:p>Śląski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zawierciańs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Zawiercie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<text:s text:c="4"/>powiat</text:p>
          </table:table-cell>
          <table:table-cell office:value-type="string" calcext:value-type="string">
            <text:p>żywiecki</text:p>
          </table:table-cell>
          <table:table-cell office:value-type="string" calcext:value-type="string">
            <text:p>⇒</text:p>
          </table:table-cell>
          <table:table-cell office:value-type="string" calcext:value-type="string">
            <text:p>Żywiec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<text:s text:c="4"/>Bielowicko</text:p>
          </table:table-cell>
          <table:table-cell table:number-columns-repeated="3"/>
          <table:table-cell office:value-type="string" calcext:value-type="string">
            <text:p>Bielowick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Biery</text:p>
          </table:table-cell>
          <table:table-cell table:number-columns-repeated="3"/>
          <table:table-cell office:value-type="string" calcext:value-type="string">
            <text:p>Bi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Grodziec</text:p>
          </table:table-cell>
          <table:table-cell table:number-columns-repeated="3"/>
          <table:table-cell office:value-type="string" calcext:value-type="string">
            <text:p>Grodzi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Iłownica</text:p>
          </table:table-cell>
          <table:table-cell table:number-columns-repeated="3"/>
          <table:table-cell office:value-type="string" calcext:value-type="string">
            <text:p>Iłow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asienica</text:p>
          </table:table-cell>
          <table:table-cell table:number-columns-repeated="3"/>
          <table:table-cell office:value-type="string" calcext:value-type="string">
            <text:p>Jasien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andek</text:p>
          </table:table-cell>
          <table:table-cell table:number-columns-repeated="3"/>
          <table:table-cell office:value-type="string" calcext:value-type="string">
            <text:p>Lande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Łazy</text:p>
          </table:table-cell>
          <table:table-cell table:number-columns-repeated="3"/>
          <table:table-cell office:value-type="string" calcext:value-type="string">
            <text:p>Łaz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azańcowice</text:p>
          </table:table-cell>
          <table:table-cell table:number-columns-repeated="3"/>
          <table:table-cell office:value-type="string" calcext:value-type="string">
            <text:p>Mazańcow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iędzyrzecze Dolne</text:p>
          </table:table-cell>
          <table:table-cell table:number-columns-repeated="3"/>
          <table:table-cell office:value-type="string" calcext:value-type="string">
            <text:p>Międzyrzecze</text:p>
          </table:table-cell>
          <table:table-cell office:value-type="string" calcext:value-type="string">
            <text:p>Do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Międzyrzecze Górne</text:p>
          </table:table-cell>
          <table:table-cell table:number-columns-repeated="3"/>
          <table:table-cell office:value-type="string" calcext:value-type="string">
            <text:p>Międzyrzecze</text:p>
          </table:table-cell>
          <table:table-cell office:value-type="string" calcext:value-type="string">
            <text:p>Gór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oztropice</text:p>
          </table:table-cell>
          <table:table-cell table:number-columns-repeated="3"/>
          <table:table-cell office:value-type="string" calcext:value-type="string">
            <text:p>Roztrop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udzica</text:p>
          </table:table-cell>
          <table:table-cell table:number-columns-repeated="3"/>
          <table:table-cell office:value-type="string" calcext:value-type="string">
            <text:p>Rudz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Świętoszówka</text:p>
          </table:table-cell>
          <table:table-cell table:number-columns-repeated="3"/>
          <table:table-cell office:value-type="string" calcext:value-type="string">
            <text:p>Świętoszówk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ieszczęta</text:p>
          </table:table-cell>
          <table:table-cell table:number-columns-repeated="3"/>
          <table:table-cell office:value-type="string" calcext:value-type="string">
            <text:p>Wieszczęta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opolskie.A1:opolskie.H234" table:display-filter-buttons="true" table:orientation="column"/>
        <table:database-range table:name="__Anonymous_Sheet_DB__1" table:target-range-address="śląskie.A1:śląskie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.00.0000</text:date>, <text:time style:data-style-name="N2" text:time-value="16:10:23.54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01:26:31.285000000</meta:creation-date>
    <dc:date>2019-05-01T18:17:03.295000000</dc:date>
    <meta:editing-duration>PT3H20M21S</meta:editing-duration>
    <meta:editing-cycles>44</meta:editing-cycles>
    <meta:generator>LibreOffice/6.1.1.2$Windows_X86_64 LibreOffice_project/5d19a1bfa650b796764388cd8b33a5af1f5baa1b</meta:generator>
    <meta:document-statistic meta:table-count="4" meta:cell-count="1761" meta:object-count="0"/>
  </office:meta>
</office:document-meta>
</file>